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90fe" officeooo:paragraph-rsid="000790fe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790fe" officeooo:paragraph-rsid="000790fe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1pt" officeooo:rsid="00074814" officeooo:paragraph-rsid="00074814" style:font-size-asian="11pt" style:font-size-complex="11pt"/>
    </style:style>
    <style:style style:name="P4" style:family="paragraph" style:parent-style-name="Standard" style:list-style-name="L1">
      <style:text-properties fo:font-size="11pt" officeooo:rsid="00074814" officeooo:paragraph-rsid="00074814" style:font-size-asian="11pt" style:font-size-complex="11pt"/>
    </style:style>
    <style:style style:name="P5" style:family="paragraph" style:parent-style-name="Standard">
      <style:text-properties fo:font-size="11pt" officeooo:rsid="00074814" officeooo:paragraph-rsid="000790fe" style:font-size-asian="11pt" style:font-size-complex="11pt"/>
    </style:style>
    <style:style style:name="P6" style:family="paragraph" style:parent-style-name="Standard">
      <style:text-properties fo:font-size="11pt" fo:font-weight="normal" officeooo:rsid="000790fe" officeooo:paragraph-rsid="000790fe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3">
      <style:text-properties fo:font-size="11pt" fo:font-weight="normal" officeooo:rsid="000790fe" officeooo:paragraph-rsid="000790f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fo:font-size="15pt" fo:font-weight="bold" officeooo:rsid="000790fe" officeooo:paragraph-rsid="000ac110" style:font-size-asian="13.1000003814697pt" style:font-weight-asian="bold" style:font-size-complex="15pt" style:font-weight-complex="bold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07e47f" style:font-size-asian="9.60000038146973pt" style:font-weight-asian="normal" style:font-size-complex="11pt" style:font-weight-complex="normal"/>
    </style:style>
    <style:style style:name="T3" style:family="text">
      <style:text-properties fo:color="#ff0000"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color="#0000cc"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color="#0000cc" fo:font-size="11pt" fo:font-weight="normal" officeooo:rsid="000ac110" style:font-size-asian="9.60000038146973pt" style:font-weight-asian="normal" style:font-size-complex="11pt" style:font-weight-complex="normal"/>
    </style:style>
    <style:style style:name="T6" style:family="text">
      <style:text-properties fo:color="#0000cc" fo:font-size="11pt" fo:font-weight="normal" officeooo:rsid="000cbbd8" style:font-size-asian="9.60000038146973pt" style:font-weight-asian="normal" style:font-size-complex="11pt" style:font-weight-complex="normal"/>
    </style:style>
    <style:style style:name="T7" style:family="text">
      <style:text-properties fo:color="#00cc00" fo:font-size="11pt" fo:font-weight="normal" style:font-size-asian="9.60000038146973pt" style:font-weight-asian="normal" style:font-size-complex="11pt" style:font-weight-complex="normal"/>
    </style:style>
    <style:style style:name="T8" style:family="text">
      <style:text-properties fo:color="#00cc00" fo:font-size="11pt" fo:font-weight="normal" officeooo:rsid="0007e47f" style:font-size-asian="9.60000038146973pt" style:font-weight-asian="normal" style:font-size-complex="11pt" style:font-weight-complex="normal"/>
    </style:style>
    <style:style style:name="T9" style:family="text">
      <style:text-properties fo:color="#00cc00" fo:font-size="11pt" fo:font-weight="normal" officeooo:rsid="00099ff3" style:font-size-asian="9.60000038146973pt" style:font-weight-asian="normal" style:font-size-complex="11pt" style:font-weight-complex="normal"/>
    </style:style>
    <style:style style:name="T10" style:family="text">
      <style:text-properties fo:color="#00cc00" fo:font-size="11pt" fo:font-weight="normal" officeooo:rsid="000a01b0" style:font-size-asian="9.60000038146973pt" style:font-weight-asian="normal" style:font-size-complex="11pt" style:font-weight-complex="normal"/>
    </style:style>
    <style:style style:name="T11" style:family="text">
      <style:text-properties fo:color="#00cc00" fo:font-size="11pt" fo:font-weight="normal" officeooo:rsid="000a11b8" style:font-size-asian="9.60000038146973pt" style:font-weight-asian="normal" style:font-size-complex="11pt" style:font-weight-complex="normal"/>
    </style:style>
    <style:style style:name="T12" style:family="text">
      <style:text-properties fo:color="#00cc00" fo:font-size="11pt" fo:font-weight="normal" officeooo:rsid="000ac110" style:font-size-asian="9.60000038146973pt" style:font-weight-asian="normal" style:font-size-complex="11pt" style:font-weight-complex="normal"/>
    </style:style>
    <style:style style:name="T13" style:family="text">
      <style:text-properties fo:color="#00cc00" fo:font-size="11pt" fo:font-weight="normal" officeooo:rsid="000cbbd8" style:font-size-asian="9.60000038146973pt" style:font-weight-asian="normal" style:font-size-complex="11pt" style:font-weight-complex="normal"/>
    </style:style>
    <style:style style:name="T14" style:family="text">
      <style:text-properties fo:color="#ffcc00" fo:font-size="11pt" fo:font-weight="normal" style:font-size-asian="9.60000038146973pt" style:font-weight-asian="normal" style:font-size-complex="11pt" style:font-weight-complex="normal"/>
    </style:style>
    <style:style style:name="T15" style:family="text">
      <style:text-properties fo:color="#ffcc00" fo:font-size="11pt" fo:font-weight="normal" officeooo:rsid="000a11b8" style:font-size-asian="9.60000038146973pt" style:font-weight-asian="normal" style:font-size-complex="11pt" style:font-weight-complex="normal"/>
    </style:style>
    <style:style style:name="T16" style:family="text">
      <style:text-properties fo:color="#ffcc00" fo:font-size="11pt" fo:font-weight="normal" officeooo:rsid="000ac110" style:font-size-asian="9.60000038146973pt" style:font-weight-asian="normal" style:font-size-complex="11pt" style:font-weight-complex="normal"/>
    </style:style>
    <style:style style:name="T17" style:family="text">
      <style:text-properties fo:color="#330099" fo:font-size="11pt" fo:font-weight="normal" style:font-size-asian="9.60000038146973pt" style:font-weight-asian="normal" style:font-size-complex="11pt" style:font-weight-complex="normal"/>
    </style:style>
    <style:style style:name="T18" style:family="text">
      <style:text-properties fo:color="#330099" fo:font-size="11pt" fo:font-weight="normal" officeooo:rsid="000a11b8" style:font-size-asian="9.60000038146973pt" style:font-weight-asian="normal" style:font-size-complex="11pt" style:font-weight-complex="normal"/>
    </style:style>
    <style:style style:name="T19" style:family="text">
      <style:text-properties fo:color="#330099" fo:font-size="11pt" fo:font-weight="normal" officeooo:rsid="000ac110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g 2</text:p>
      <text:p text:style-name="P1"/>
      <text:p text:style-name="P1"><text:tab/>1:</text:p>
      <text:p text:style-name="P3"/>
      <text:list xml:id="list6550033452196976925" text:style-name="L1">
        <text:list-item>
          <text:p text:style-name="P4">[F,Cl,Br,I]~*</text:p>
          <text:p text:style-name="P4"/>
        </text:list-item>
        <text:list-item>
          <text:p text:style-name="P4">[r3]</text:p>
          <text:p text:style-name="P4"/>
        </text:list-item>
        <text:list-item>
          <text:p text:style-name="P4">[O;D1;-1;$(ON=O)]-[N;$(N-a);+1]=[O;D1]</text:p>
          <text:p text:style-name="P4"/>
        </text:list-item>
        <text:list-item>
          <text:p text:style-name="P4">[*.[C;$(CC[O;$(OC=O)]);$(C[N;!D3])]]</text:p>
        </text:list-item>
      </text:list>
      <text:p text:style-name="P3"/>
      <text:p text:style-name="P2"/>
      <text:p text:style-name="P2"><text:tab/>2:</text:p>
      <text:p text:style-name="P6"/>
      <text:list xml:id="list472217119833983661" text:style-name="L3">
        <text:list-item>
          <text:p text:style-name="P7">cc[nH]</text:p>
        </text:list-item>
      </text:list>
      <text:p text:style-name="P5"/>
      <text:p text:style-name="P2"/>
      <text:p text:style-name="P2"><text:tab/>3:</text:p>
      <text:p text:style-name="P2"><text:span text:style-name="T1"/></text:p>
      <text:p text:style-name="P2"><text:span text:style-name="T3">CC12CC</text:span><text:span text:style-name="T1">(</text:span><text:span text:style-name="T4">[C;$(C-F),$([CH1])]3</text:span><text:span text:style-name="T7">C(C1CC[C@@]2</text:span><text:span text:style-name="T17">(C(=O)C[OH1])[OH1])</text:span><text:span text:style-name="T1">C[C;$(C-C),$([CH1])]C4=C[C;$(C=O),$(C-[OH1])]C-,=CC34C)-,=O</text:span></text:p>
      <text:p text:style-name="P2"><text:span text:style-name="T1"/></text:p>
      <text:p text:style-name="P8"><text:span text:style-name="T1">Eine Kette von vier aliphatischen C-Atomen dessen zweites Glied </text:span><text:span text:style-name="T2">Teil von Ring 1 und 2 ist</text:span><text:span text:style-name="T4">, ist verbunden mit einem C, das sowohl mit einem Flour- als auch einem Wasserstoff-Atom verbunden </text:span><text:span text:style-name="T6">sein kann</text:span><text:span text:style-name="T4"> </text:span><text:span text:style-name="T5">und Teil eines dritten Ringes ist. </text:span><text:span text:style-name="T8">Ein </text:span><text:span text:style-name="T13">a</text:span><text:span text:style-name="T8">liphatische</text:span><text:span text:style-name="T13">s</text:span><text:span text:style-name="T8"> Kohlenstoff führt </text:span><text:span text:style-name="T11">einerseits</text:span><text:span text:style-name="T8"> zu </text:span><text:span text:style-name="T11">einem</text:span><text:span text:style-name="T8"> C-Atom welches den ersten </text:span><text:span text:style-name="T10">(</text:span><text:span text:style-name="T12">siebener-</text:span><text:span text:style-name="T10">)</text:span><text:span text:style-name="T8">Ring schliesst </text:span><text:span text:style-name="T9">und über drei weitere C-Atome zum Ringschluss des zweiten </text:span><text:span text:style-name="T10">(fünfer-)</text:span><text:span text:style-name="T9">Ringes führt. </text:span><text:span text:style-name="T18">Neben der Ringschlussbindung ist dieses C-Atom weiterhin </text:span><text:span text:style-name="T19">noch mit einer OH Gruppe sowie durch eine Ketogruppe mit einer Methylol-Gruppe <text:s/>verbund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3-12-08T13:30:21.538784320</meta:creation-date>
    <dc:date>2013-12-08T16:11:05.487392560</dc:date>
    <dc:creator>Felix </dc:creator>
    <meta:editing-duration>PT2H32M43S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14" meta:word-count="102" meta:character-count="806" meta:non-whitespace-character-count="718"/>
  </office:meta>
</office:document-meta>
</file>